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Policepardéfaut" style:family="text">
      <style:text-properties fo:language="en" fo:country="US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font-weight="bold" style:font-weight-asian="bold" style:font-weight-complex="bold" fo:language="en" fo:country="US"/>
    </style:style>
    <style:style style:name="P49" style:parent-style-name="Normal" style:family="paragraph">
      <style:text-properties fo:font-weight="bold" style:font-weight-asian="bold" style:font-weight-complex="bold"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font-weight="bold" style:font-weight-asian="bold" style:font-weight-complex="bold"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T137" style:parent-style-name="Policepardéfaut" style:family="text">
      <style:text-properties fo:language="en" fo:country="US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list-style-name="LFO2" style:family="paragraph"/>
    <style:style style:name="T141" style:parent-style-name="Policepardéfaut" style:family="text">
      <style:text-properties fo:font-weight="bold" style:font-weight-asian="bold" style:font-weight-complex="bold"/>
    </style:style>
    <style:style style:name="P142" style:parent-style-name="Normal" style:list-style-name="LFO2" style:family="paragraph"/>
    <style:style style:name="P143" style:parent-style-name="Normal" style:list-style-name="LFO2" style:family="paragraph"/>
    <style:style style:name="P144" style:parent-style-name="Normal" style:list-style-name="LFO2" style:family="paragraph"/>
    <style:style style:name="P145" style:parent-style-name="Normal" style:list-style-name="LFO2" style:family="paragraph"/>
    <style:style style:name="T146" style:parent-style-name="Policepardéfaut" style:family="text">
      <style:text-properties fo:font-weight="bold" style:font-weight-asian="bold" style:font-weight-complex="bold"/>
    </style:style>
    <style:style style:name="P147" style:parent-style-name="Normal" style:list-style-name="LFO2" style:family="paragraph"/>
  </office:automatic-styles>
  <office:body>
    <office:text text:use-soft-page-breaks="true">
      <text:p text:style-name="P1">Pour implémenter une API REST avec React en utilisant Axios tout en garantissant la sécurité contre les attaques XSS (Cross-Site Scripting) et CSRF (Cross-Site Request Forgery), il est important de suivre certaines bonnes pratiques. Voici une structure de base pour ce projet, en séparant la logique en différents modules (modèles, services, composants React).</text:p>
      <text:p text:style-name="P2">Structure des dossiers :</text:p>
      <text:p text:style-name="Normal">/src</text:p>
      <text:p text:style-name="Normal"><text:s text:c="2"/>/components</text:p>
      <text:p text:style-name="Normal"><text:s text:c="4"/>/Login.js</text:p>
      <text:p text:style-name="Normal"><text:s text:c="4"/>/Register.js</text:p>
      <text:p text:style-name="Normal"><text:s text:c="2"/>/services</text:p>
      <text:p text:style-name="Normal"><text:s text:c="4"/>/api.js</text:p>
      <text:p text:style-name="Normal"><text:s text:c="4"/>/authService.js</text:p>
      <text:p text:style-name="Normal"><text:s text:c="2"/>/models</text:p>
      <text:p text:style-name="Normal"><text:s text:c="4"/>/userModel.js</text:p>
      <text:p text:style-name="Normal"><text:s text:c="2"/>/utils</text:p>
      <text:p text:style-name="Normal"><text:s text:c="4"/>/authUtils.js</text:p>
      <text:p text:style-name="P3">1. Modèle (model) - userModel.js :</text:p>
      <text:p text:style-name="Normal">Le modèle pourrait contenir la structure des données utilisateur, mais surtout, il sert à normaliser et valider les données avant qu'elles ne soient envoyées à l'API.</text:p>
      <text:p text:style-name="P4">// /models/userModel.js</text:p>
      <text:p text:style-name="P5">export default class User {</text:p>
      <text:p text:style-name="P6"><text:s text:c="2"/>constructor(username, password) {</text:p>
      <text:p text:style-name="P7"><text:s text:c="4"/>this.username = username;</text:p>
      <text:p text:style-name="P8"><text:s text:c="4"/>this.password = password;</text:p>
      <text:p text:style-name="P9"><text:s text:c="2"/>}</text:p>
      <text:p text:style-name="P10"/>
      <text:p text:style-name="P11"><text:s text:c="2"/>validate() {</text:p>
      <text:p text:style-name="P12"><text:s text:c="4"/>if (!this.username || !this.password) {</text:p>
      <text:p text:style-name="P13"><text:s text:c="6"/>throw new Error("Username and password are required");</text:p>
      <text:soft-page-break/>
      <text:p text:style-name="Normal"><text:span text:style-name="T14"><text:s text:c="4"/></text:span>}</text:p>
      <text:p text:style-name="Normal"><text:s text:c="2"/>}</text:p>
      <text:p text:style-name="Normal">}</text:p>
      <text:p text:style-name="P15">2. Services - api.js et authService.js :</text:p>
      <text:p text:style-name="Normal">Les services gèrent les appels API. Le service api.js gère l'initialisation d'Axios et les requêtes, tandis que authService.js s'occupe des actions de connexion et d'inscription.</text:p>
      <text:p text:style-name="P16">api.js :</text:p>
      <text:p text:style-name="P17">// /services/api.js</text:p>
      <text:p text:style-name="P18">import axios from 'axios';</text:p>
      <text:p text:style-name="P19"/>
      <text:p text:style-name="P20">const api = axios.create({</text:p>
      <text:p text:style-name="Normal"><text:span text:style-name="T21"><text:s text:c="2"/></text:span>baseURL: 'https://your-api-endpoint.com',</text:p>
      <text:p text:style-name="Normal"><text:s text:c="2"/>headers: {</text:p>
      <text:p text:style-name="Normal"><text:s text:c="4"/>'Content-Type': 'application/json',</text:p>
      <text:p text:style-name="Normal"><text:s text:c="2"/>},</text:p>
      <text:p text:style-name="Normal">});</text:p>
      <text:p text:style-name="Normal"/>
      <text:p text:style-name="Normal">export default api;</text:p>
      <text:p text:style-name="P22">authService.js :</text:p>
      <text:p text:style-name="Normal">// /services/authService.js</text:p>
      <text:p text:style-name="Normal">import api from './api';</text:p>
      <text:p text:style-name="P23">import { getCSRFToken } from '../utils/authUtils';</text:p>
      <text:p text:style-name="P24"/>
      <text:p text:style-name="P25">export const register = async (user) =&gt; {</text:p>
      <text:p text:style-name="P26"><text:s text:c="2"/>try {</text:p>
      <text:p text:style-name="P27"><text:s text:c="4"/>const response = await api.post('/register', user, {</text:p>
      <text:p text:style-name="P28"><text:s text:c="6"/>headers: {</text:p>
      <text:p text:style-name="P29"><text:s text:c="8"/>'X-CSRF-TOKEN': getCSRFToken(),</text:p>
      <text:soft-page-break/>
      <text:p text:style-name="P30"><text:s text:c="6"/>},</text:p>
      <text:p text:style-name="P31"><text:s text:c="4"/>});</text:p>
      <text:p text:style-name="P32"><text:s text:c="4"/>return response.data;</text:p>
      <text:p text:style-name="P33"><text:s text:c="2"/>} catch (error) {</text:p>
      <text:p text:style-name="P34"><text:s text:c="4"/>throw new Error(error.response ? error.response.data : error.message);</text:p>
      <text:p text:style-name="P35"><text:s text:c="2"/>}</text:p>
      <text:p text:style-name="P36">};</text:p>
      <text:p text:style-name="P37"/>
      <text:p text:style-name="P38">export const login = async (username, password) =&gt; {</text:p>
      <text:p text:style-name="P39"><text:s text:c="2"/>try {</text:p>
      <text:p text:style-name="P40"><text:s text:c="4"/>const response = await api.post('/login', { username, password });</text:p>
      <text:p text:style-name="P41"><text:s text:c="4"/>// Store token securely</text:p>
      <text:p text:style-name="P42"><text:s text:c="4"/>localStorage.setItem('authToken', response.data.token);</text:p>
      <text:p text:style-name="P43"><text:s text:c="4"/>return response.data;</text:p>
      <text:p text:style-name="P44"><text:s text:c="2"/>} catch (error) {</text:p>
      <text:p text:style-name="P45"><text:s text:c="4"/>throw new Error(error.response ? error.response.data : error.message);</text:p>
      <text:p text:style-name="P46"><text:s text:c="2"/>}</text:p>
      <text:p text:style-name="P47">};</text:p>
      <text:p text:style-name="P48">3. Composants React - Login.js et Register.js :</text:p>
      <text:p text:style-name="Normal">Ces composants sont responsables de l'affichage des formulaires de connexion et d'inscription.</text:p>
      <text:p text:style-name="P49">Login.js :</text:p>
      <text:p text:style-name="P50">// /components/Login.js</text:p>
      <text:p text:style-name="P51">import React, { useState } from 'react';</text:p>
      <text:p text:style-name="P52">import { login } from '../services/authService';</text:p>
      <text:p text:style-name="P53"/>
      <text:p text:style-name="P54">const Login = () =&gt; {</text:p>
      <text:p text:style-name="P55"><text:s text:c="2"/>const [username, setUsername] = useState('');</text:p>
      <text:soft-page-break/>
      <text:p text:style-name="P56"><text:s text:c="2"/>const [password, setPassword] = useState('');</text:p>
      <text:p text:style-name="P57"><text:s text:c="2"/>const [error, setError] = useState('');</text:p>
      <text:p text:style-name="P58"/>
      <text:p text:style-name="P59"><text:s text:c="2"/>const handleLogin = async (e) =&gt; {</text:p>
      <text:p text:style-name="P60"><text:s text:c="4"/>e.preventDefault();</text:p>
      <text:p text:style-name="P61"><text:s text:c="4"/>try {</text:p>
      <text:p text:style-name="P62"><text:s text:c="6"/>await login(username, password);</text:p>
      <text:p text:style-name="P63"><text:s text:c="6"/>// Redirect to dashboard or home page</text:p>
      <text:p text:style-name="P64"><text:s text:c="4"/>} catch (err) {</text:p>
      <text:p text:style-name="P65"><text:s text:c="6"/>setError(err.message);</text:p>
      <text:p text:style-name="P66"><text:s text:c="4"/>}</text:p>
      <text:p text:style-name="P67"><text:s text:c="2"/>};</text:p>
      <text:p text:style-name="P68"/>
      <text:p text:style-name="P69"><text:s text:c="2"/>return (</text:p>
      <text:p text:style-name="P70"><text:s text:c="4"/>&lt;div&gt;</text:p>
      <text:p text:style-name="P71"><text:s text:c="6"/>&lt;form onSubmit={handleLogin}&gt;</text:p>
      <text:p text:style-name="P72"><text:s text:c="8"/>&lt;input</text:p>
      <text:p text:style-name="P73"><text:s text:c="10"/>type="text"</text:p>
      <text:p text:style-name="P74"><text:s text:c="10"/>placeholder="Username"</text:p>
      <text:p text:style-name="P75"><text:s text:c="10"/>value={username}</text:p>
      <text:p text:style-name="P76"><text:s text:c="10"/>onChange={(e) =&gt; setUsername(e.target.value)}</text:p>
      <text:p text:style-name="P77"><text:s text:c="10"/>required</text:p>
      <text:p text:style-name="P78"><text:s text:c="8"/>/&gt;</text:p>
      <text:p text:style-name="P79"><text:s text:c="8"/>&lt;input</text:p>
      <text:p text:style-name="P80"><text:s text:c="10"/>type="password"</text:p>
      <text:p text:style-name="P81"><text:s text:c="10"/>placeholder="Password"</text:p>
      <text:p text:style-name="P82"><text:s text:c="10"/>value={password}</text:p>
      <text:p text:style-name="P83"><text:s text:c="10"/>onChange={(e) =&gt; setPassword(e.target.value)}</text:p>
      <text:soft-page-break/>
      <text:p text:style-name="P84"><text:s text:c="10"/>required</text:p>
      <text:p text:style-name="P85"><text:s text:c="8"/>/&gt;</text:p>
      <text:p text:style-name="P86"><text:s text:c="8"/>&lt;button type="submit"&gt;Login&lt;/button&gt;</text:p>
      <text:p text:style-name="P87"><text:s text:c="6"/>&lt;/form&gt;</text:p>
      <text:p text:style-name="P88"><text:s text:c="6"/>{error &amp;&amp; &lt;div&gt;{error}&lt;/div&gt;}</text:p>
      <text:p text:style-name="P89"><text:s text:c="4"/>&lt;/div&gt;</text:p>
      <text:p text:style-name="P90"><text:s text:c="2"/>);</text:p>
      <text:p text:style-name="P91">};</text:p>
      <text:p text:style-name="P92"/>
      <text:p text:style-name="P93">export default Login;</text:p>
      <text:p text:style-name="P94">Register.js :</text:p>
      <text:p text:style-name="P95">// /components/Register.js</text:p>
      <text:p text:style-name="P96">import React, { useState } from 'react';</text:p>
      <text:p text:style-name="P97">import { register } from '../services/authService';</text:p>
      <text:p text:style-name="P98">import User from '../models/userModel';</text:p>
      <text:p text:style-name="P99"/>
      <text:p text:style-name="P100">const Register = () =&gt; {</text:p>
      <text:p text:style-name="P101"><text:s text:c="2"/>const [username, setUsername] = useState('');</text:p>
      <text:p text:style-name="P102"><text:s text:c="2"/>const [password, setPassword] = useState('');</text:p>
      <text:p text:style-name="P103"><text:s text:c="2"/>const [error, setError] = useState('');</text:p>
      <text:p text:style-name="P104"/>
      <text:p text:style-name="P105"><text:s text:c="2"/>const handleRegister = async (e) =&gt; {</text:p>
      <text:p text:style-name="P106"><text:s text:c="4"/>e.preventDefault();</text:p>
      <text:p text:style-name="P107"><text:s text:c="4"/>const user = new User(username, password);</text:p>
      <text:p text:style-name="P108"><text:s text:c="4"/>try {</text:p>
      <text:p text:style-name="P109"><text:s text:c="6"/>user.validate();</text:p>
      <text:p text:style-name="P110"><text:s text:c="6"/>await register(user);</text:p>
      <text:p text:style-name="P111"><text:s text:c="6"/>// Redirect to login page or home page</text:p>
      <text:soft-page-break/>
      <text:p text:style-name="P112"><text:s text:c="4"/>} catch (err) {</text:p>
      <text:p text:style-name="P113"><text:s text:c="6"/>setError(err.message);</text:p>
      <text:p text:style-name="P114"><text:s text:c="4"/>}</text:p>
      <text:p text:style-name="P115"><text:s text:c="2"/>};</text:p>
      <text:p text:style-name="P116"/>
      <text:p text:style-name="P117"><text:s text:c="2"/>return (</text:p>
      <text:p text:style-name="P118"><text:s text:c="4"/>&lt;div&gt;</text:p>
      <text:p text:style-name="P119"><text:s text:c="6"/>&lt;form onSubmit={handleRegister}&gt;</text:p>
      <text:p text:style-name="P120"><text:s text:c="8"/>&lt;input</text:p>
      <text:p text:style-name="P121"><text:s text:c="10"/>type="text"</text:p>
      <text:p text:style-name="P122"><text:s text:c="10"/>placeholder="Username"</text:p>
      <text:p text:style-name="P123"><text:s text:c="10"/>value={username}</text:p>
      <text:p text:style-name="P124"><text:s text:c="10"/>onChange={(e) =&gt; setUsername(e.target.value)}</text:p>
      <text:p text:style-name="P125"><text:s text:c="10"/>required</text:p>
      <text:p text:style-name="P126"><text:s text:c="8"/>/&gt;</text:p>
      <text:p text:style-name="P127"><text:s text:c="8"/>&lt;input</text:p>
      <text:p text:style-name="P128"><text:s text:c="10"/>type="password"</text:p>
      <text:p text:style-name="P129"><text:s text:c="10"/>placeholder="Password"</text:p>
      <text:p text:style-name="P130"><text:s text:c="10"/>value={password}</text:p>
      <text:p text:style-name="P131"><text:s text:c="10"/>onChange={(e) =&gt; setPassword(e.target.value)}</text:p>
      <text:p text:style-name="P132"><text:s text:c="10"/>required</text:p>
      <text:p text:style-name="P133"><text:s text:c="8"/>/&gt;</text:p>
      <text:p text:style-name="P134"><text:s text:c="8"/>&lt;button type="submit"&gt;Register&lt;/button&gt;</text:p>
      <text:p text:style-name="P135"><text:s text:c="6"/>&lt;/form&gt;</text:p>
      <text:p text:style-name="P136"><text:s text:c="6"/>{error &amp;&amp; &lt;div&gt;{error}&lt;/div&gt;}</text:p>
      <text:p text:style-name="Normal"><text:span text:style-name="T137"><text:s text:c="4"/></text:span>&lt;/div&gt;</text:p>
      <text:p text:style-name="Normal"><text:s text:c="2"/>);</text:p>
      <text:p text:style-name="Normal">};</text:p>
      <text:p text:style-name="Normal"/>
      <text:p text:style-name="Normal">export default Register;</text:p>
      <text:p text:style-name="P138">4. Utils - authUtils.js :</text:p>
      <text:p text:style-name="Normal">Utilisez un utilitaire pour gérer des actions comme la récupération des tokens CSRF, et éviter les attaques CSRF.</text:p>
      <text:p text:style-name="Normal">// /utils/authUtils.js</text:p>
      <text:p text:style-name="Normal">export const getCSRFToken = () =&gt; {</text:p>
      <text:p text:style-name="Normal"><text:s text:c="2"/>return localStorage.getItem('csrfToken');</text:p>
      <text:p text:style-name="Normal">};</text:p>
      <text:p text:style-name="P139">Sécurisation contre XSS et CSRF :</text:p>
      <text:list text:style-name="LFO2" text:continue-numbering="true">
        <text:list-item>
          <text:p text:style-name="P140"><text:span text:style-name="T141">Protection contre les attaques XSS</text:span><text:s/>:</text:p>
          <text:list text:continue-numbering="true">
            <text:list-item>
              <text:p text:style-name="P142">Assurez-vous que toutes les données utilisateur soient correctement échappées dans les composants React.</text:p>
            </text:list-item>
            <text:list-item>
              <text:p text:style-name="P143">Utilisez des dangerouslySetInnerHTML uniquement si nécessaire, en vous assurant de nettoyer les données avant de les rendre dans le DOM.</text:p>
            </text:list-item>
            <text:list-item>
              <text:p text:style-name="P144">Stockez les données sensibles dans localStorage ou sessionStorage avec précaution (évitez de stocker des informations sensibles telles que le mot de passe).</text:p>
            </text:list-item>
          </text:list>
        </text:list-item>
        <text:list-item>
          <text:p text:style-name="P145"><text:span text:style-name="T146">Protection contre les attaques CSRF</text:span><text:s/>:</text:p>
          <text:list text:continue-numbering="true">
            <text:list-item>
              <text:p text:style-name="P147">Utilisez des tokens CSRF (comme montré dans l'exemple avec X-CSRF-TOKEN), envoyés dans les headers des requêtes pour éviter que des requêtes malveillantes ne soient envoyées avec un token validé par l'utilisateur.</text:p>
            </text:list-item>
          </text:list>
        </text:list-item>
      </text:list>
      <text:p text:style-name="Normal">Avec cette approche, vous gardez une séparation nette de la logique et vous assurez que votre application React avec Axios soit protégée contre les principales attaques Web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hila Guerfi</meta:initial-creator>
    <dc:creator>Souhila Guerfi</dc:creator>
    <meta:creation-date>2025-02-19T08:38:00Z</meta:creation-date>
    <dc:date>2025-02-19T09:05:00Z</dc:date>
    <meta:template xlink:href="Normal.dotm" xlink:type="simple"/>
    <meta:editing-cycles>2</meta:editing-cycles>
    <meta:editing-duration>PT0S</meta:editing-duration>
    <meta:document-statistic meta:page-count="7" meta:paragraph-count="11" meta:word-count="888" meta:character-count="5764" meta:row-count="40" meta:non-whitespace-character-count="4887"/>
  </office:meta>
</office:document-meta>
</file>